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5cm"/>
    </style:style>
    <style:style style:name="Table1.B" style:family="table-column">
      <style:table-column-properties style:column-width="8.513cm"/>
    </style:style>
    <style:style style:name="Table1.A1" style:family="table-cell">
      <style:table-cell-properties fo:padding="0cm" fo:border="none"/>
    </style:style>
    <style:style style:name="P1" style:family="paragraph" style:parent-style-name="Text_20_body">
      <style:text-properties officeooo:paragraph-rsid="000116ed"/>
    </style:style>
    <style:style style:name="P2" style:family="paragraph" style:parent-style-name="Text_20_body">
      <style:text-properties officeooo:rsid="0002f4d2" officeooo:paragraph-rsid="0002f4d2"/>
    </style:style>
    <style:style style:name="P3" style:family="paragraph" style:parent-style-name="Text_20_body">
      <style:text-properties officeooo:rsid="0004ec48" officeooo:paragraph-rsid="0004ec48"/>
    </style:style>
    <style:style style:name="P4" style:family="paragraph" style:parent-style-name="Text_20_body">
      <style:text-properties officeooo:rsid="0006976c" officeooo:paragraph-rsid="0006976c"/>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text-properties officeooo:paragraph-rsid="000bed6f"/>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Heading_20_1">
      <style:text-properties officeooo:rsid="000116ed" officeooo:paragraph-rsid="000116ed"/>
    </style:style>
    <style:style style:name="P9" style:family="paragraph" style:parent-style-name="Heading_20_1">
      <style:text-properties officeooo:paragraph-rsid="000bed6f"/>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text-properties officeooo:rsid="000bed6f" officeooo:paragraph-rsid="000bed6f"/>
    </style:style>
    <style:style style:name="P12" style:family="paragraph" style:parent-style-name="Table_20_Contents">
      <style:paragraph-properties fo:text-align="center" style:justify-single-word="false"/>
      <style:text-properties fo:font-weight="bold" officeooo:rsid="000bed6f" officeooo:paragraph-rsid="000bed6f" style:font-weight-asian="bold" style:font-weight-complex="bold"/>
    </style:style>
    <style:style style:name="P13" style:family="paragraph" style:parent-style-name="Table_20_Contents">
      <style:paragraph-properties fo:text-align="center" style:justify-single-word="false"/>
      <style:text-properties officeooo:rsid="000d41a5" officeooo:paragraph-rsid="000d41a5"/>
    </style:style>
    <style:style style:name="P14" style:family="paragraph" style:parent-style-name="Table_20_Contents">
      <style:paragraph-properties fo:text-align="center" style:justify-single-word="false"/>
      <style:text-properties officeooo:rsid="000d9352" officeooo:paragraph-rsid="000d9352"/>
    </style:style>
    <style:style style:name="T1" style:family="text">
      <style:text-properties officeooo:rsid="000116ed"/>
    </style:style>
    <style:style style:name="T2" style:family="text">
      <style:text-properties officeooo:rsid="0004e19a"/>
    </style:style>
    <style:style style:name="T3" style:family="text">
      <style:text-properties officeooo:rsid="0006976c"/>
    </style:style>
    <style:style style:name="T4" style:family="text">
      <style:text-properties officeooo:rsid="0007b5a7"/>
    </style:style>
    <style:style style:name="T5" style:family="text">
      <style:text-properties officeooo:rsid="000bed6f"/>
    </style:style>
    <style:style style:name="T6" style:family="text">
      <style:text-properties officeooo:rsid="000c2b15"/>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des matières</text:p>
          </text:index-title>
          <text:p text:style-name="P7"><text:a xlink:type="simple" xlink:href="#__RefHeading__121_1213069294" text:style-name="Index_20_Link" text:visited-style-name="Index_20_Link">I/ Introduction<text:tab/>1</text:a></text:p>
          <text:p text:style-name="P7"><text:a xlink:type="simple" xlink:href="#__RefHeading__123_1213069294" text:style-name="Index_20_Link" text:visited-style-name="Index_20_Link">II/ Présentation de l'entreprise<text:tab/>1</text:a></text:p>
          <text:p text:style-name="P7"><text:a xlink:type="simple" xlink:href="#__RefHeading__229_1213069294" text:style-name="Index_20_Link" text:visited-style-name="Index_20_Link">III/ Présentation du contexte et du projet global<text:tab/>1</text:a></text:p>
          <text:p text:style-name="P5"><text:a xlink:type="simple" xlink:href="#__RefHeading__89_1039008435" text:style-name="Index_20_Link" text:visited-style-name="Index_20_Link">1 – Apodio10<text:tab/>1</text:a></text:p>
          <text:p text:style-name="P7"><text:a xlink:type="simple" xlink:href="#__RefHeading__231_1213069294" text:style-name="Index_20_Link" text:visited-style-name="Index_20_Link">IV/ Présentation du travail réalisé<text:tab/>1</text:a></text:p>
          <text:p text:style-name="P7"><text:a xlink:type="simple" xlink:href="#__RefHeading__233_1213069294" text:style-name="Index_20_Link" text:visited-style-name="Index_20_Link">V/ Conclusion<text:tab/>2</text:a></text:p>
        </text:index-body>
      </text:table-of-content>
      <text:p text:style-name="Standard"/>
      <text:p text:style-name="Standard"/>
      <text:p text:style-name="Standard"/>
      <text:h text:style-name="P8" text:outline-level="1"><text:bookmark-start text:name="__RefHeading__121_1213069294"/>I/ Introduction<text:bookmark-end text:name="__RefHeading__121_1213069294"/></text:h>
      <text:p text:style-name="P2">Premiere mission : réaliser une iso correcte du système Apodio</text:p>
      <text:h text:style-name="P8" text:outline-level="1"><text:bookmark-start text:name="__RefHeading__123_1213069294"/>II/ Présentation de l'entreprise<text:bookmark-end text:name="__RefHeading__123_1213069294"/></text:h>
      <text:p text:style-name="P1"><text:tab/><text:span text:style-name="T2">L'entreprise, ou plutot l'association APO33, a un but artistique, elle développe des projets collectifs alliant recherche et expérimentation dans le domaine du spectacle audiovisuel et tehnologique. Elle possède le meme esprit que celui des logiciel libre. C'est notament dans cet esprit que l'association développe un dérivé de ubuntu : Apodio.</text:span></text:p>
      <text:p text:style-name="P3"><text:tab/>Cette distribution vise à faciliter le traitement, le partage, la création et la diffusion musicale, vidéo <text:span text:style-name="T3">ou bien</text:span> graphique. En effet, elle contient de nombreux outils-logiciels le permettant.</text:p>
      <text:p text:style-name="P3"><text:tab/><text:span text:style-name="T3">Elle organise également des rencontres entre divers artistes, des ateliers de création, met en place des projets, etc.</text:span></text:p>
      <text:p text:style-name="P4"><text:tab/>Je vous invite à visiter le site web de l'entreprise : <text:a xlink:type="simple" xlink:href="http://apo33.org/">apo33.org</text:a></text:p>
      <text:h text:style-name="Heading_20_1" text:outline-level="1"><text:bookmark-start text:name="__RefHeading__229_1213069294"/>III/ Présentation du contexte et du projet global<text:bookmark-end text:name="__RefHeading__229_1213069294"/></text:h>
      <text:h text:style-name="Heading_20_2" text:outline-level="2"><text:bookmark-start text:name="__RefHeading__89_1039008435"/>1 – Apodio10<text:bookmark-end text:name="__RefHeading__89_1039008435"/></text:h>
      <text:p text:style-name="P4"><text:tab/>Au moment de mon arrivé dans l'association, <text:span text:style-name="T4">l'équipe terminait de développer Apodio10 qui est l'équivalent d'un Xubuntu 14.4. Il contient de nombreuse applications artistiques et créative et une configuration personnalisée. Cependant, du fait de ses nombreuses applications et logiciels présent sur ce système, le partage en est difficile. En effet, il est trop lourd, en générer une image n'est pas une t^ache simple. La norme ISO9660 est une norme sur les systèmes de fichiers utilisés sur les CD-ROM et DVD, les images de disque. Le comble est qu'elles sont principalement au format « .iso ».</text:span></text:p>
      <text:h text:style-name="Heading_20_1" text:outline-level="1"><text:bookmark-start text:name="__RefHeading__231_1213069294"/>IV/ Présentation du travail réalisé<text:bookmark-end text:name="__RefHeading__231_1213069294"/></text:h>
      <text:p text:style-name="Text_20_body"/>
      <text:h text:style-name="Heading_20_1" text:outline-level="1"><text:bookmark-start text:name="__RefHeading__233_1213069294"/><text:soft-page-break/>V/ <text:span text:style-name="T1">C</text:span>onclusion<text:bookmark-end text:name="__RefHeading__233_1213069294"/></text:h>
      <text:p text:style-name="Text_20_body"/>
      <text:p text:style-name="Text_20_body"/>
      <text:p text:style-name="Text_20_body"/>
      <text:h text:style-name="P9" text:outline-level="1">V<text:span text:style-name="T5">I</text:span>/ <text:span text:style-name="T5">Bibliographie</text:span></text:h>
      <text:p text:style-name="P6"/>
      <table:table table:name="Table1" table:style-name="Table1">
        <table:table-column table:style-name="Table1.A"/>
        <table:table-column table:style-name="Table1.B"/>
        <table:table-row>
          <table:table-cell table:style-name="Table1.A1" office:value-type="string">
            <text:p text:style-name="P12">Site internet</text:p>
          </table:table-cell>
          <table:table-cell table:style-name="Table1.A1" office:value-type="string">
            <text:p text:style-name="P12">Description </text:p>
          </table:table-cell>
        </table:table-row>
        <table:table-row>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1"><text:a xlink:type="simple" xlink:href="http://doc.ubuntu-fr.org/">doc.ubuntu-fr.org</text:a></text:p>
          </table:table-cell>
          <table:table-cell table:style-name="Table1.A1" office:value-type="string">
            <text:p text:style-name="P11">Documentation sur presque tout ce que concerne ubunu</text:p>
          </table:table-cell>
        </table:table-row>
        <table:table-row>
          <table:table-cell table:style-name="Table1.A1" office:value-type="string">
            <text:p text:style-name="P11"><text:a xlink:type="simple" xlink:href="http://openclassrooms.com/">openclassrooms.com/</text:a></text:p>
          </table:table-cell>
          <table:table-cell table:style-name="Table1.A1" office:value-type="string">
            <text:p text:style-name="P11">Présente de nombreux cours en informatique</text:p>
          </table:table-cell>
        </table:table-row>
        <table:table-row>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1"><text:a xlink:type="simple" xlink:href="http://qliu.free.fr/Linux/bootcd.html">qliu.free.fr/Linux/bootcd.html</text:a></text:p>
          </table:table-cell>
          <table:table-cell table:style-name="Table1.A1" office:value-type="string">
            <text:p text:style-name="P11">Détaille une méthode « à la main » pour faire une image de son système ubuntu</text:p>
          </table:table-cell>
        </table:table-row>
        <table:table-row>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1"><text:a xlink:type="simple" xlink:href="http://www.octetmalin.net/linux/tutoriels/ubuntu-personnaliser-live-cd-usb.php">www.octetmalin.net/linux/tutoriels/ubuntu-personnaliser-live-cd-usb.php</text:a></text:p>
          </table:table-cell>
          <table:table-cell table:style-name="Table1.A1" office:value-type="string">
            <text:p text:style-name="P11">Détaille une <text:span text:style-name="T6">autre </text:span>méthode « à la main » pour faire une image de son système ubuntu</text:p>
          </table:table-cell>
        </table:table-row>
        <table:table-row>
          <table:table-cell table:style-name="Table1.A1" office:value-type="string">
            <text:p text:style-name="P10"><text:a xlink:type="simple" xlink:href="http://klikit.pbworks.com/w/page/7315115/Remastersys Capink"/></text:p>
          </table:table-cell>
          <table:table-cell table:style-name="Table1.A1" office:value-type="string">
            <text:p text:style-name="P10"/>
          </table:table-cell>
        </table:table-row>
        <table:table-row>
          <table:table-cell table:style-name="Table1.A1" office:value-type="string">
            <text:p text:style-name="P11"><text:a xlink:type="simple" xlink:href="http://klikit.pbworks.com/w/page/7315115/Remastersys Capink">klikit.pbworks.com/w/page/7315115/Remastersys%20Capink</text:a></text:p>
          </table:table-cell>
          <table:table-cell table:style-name="Table1.A1" office:value-type="string">
            <text:p text:style-name="P11">Détaille <text:span text:style-name="T6">encore une autre</text:span> méthode « à la main » pour faire une image de son système ubuntu</text:p>
          </table:table-cell>
        </table:table-row>
        <table:table-row>
          <table:table-cell table:style-name="Table1.A1" office:value-type="string">
            <text:p text:style-name="P10"/>
          </table:table-cell>
          <table:table-cell table:style-name="Table1.A1" office:value-type="string">
            <text:p text:style-name="P10"/>
          </table:table-cell>
        </table:table-row>
        <table:table-row>
          <table:table-cell table:style-name="Table1.A1" office:value-type="string">
            <text:p text:style-name="P14"><text:a xlink:type="simple" xlink:href="http://unix.stackexchange.com/">unix.stackexchange.com/</text:a></text:p>
          </table:table-cell>
          <table:table-cell table:style-name="Table1.A1" office:value-type="string">
            <text:p text:style-name="P14">Site d'aide Unix</text:p>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4"><text:a xlink:type="simple" xlink:href="http://linux.developpez.com/">linux.developpez.com/</text:a></text:p>
          </table:table-cell>
          <table:table-cell table:style-name="Table1.A1" office:value-type="string">
            <text:p text:style-name="P14">Site d'aide Linux</text:p>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4"><text:a xlink:type="simple" xlink:href="http://www.linuxquestions.org/">www.linuxquestions.org/</text:a></text:p>
          </table:table-cell>
          <table:table-cell table:style-name="Table1.A1" office:value-type="string">
            <text:p text:style-name="P14">Site d'aide Linux</text:p>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text:a xlink:type="simple" xlink:href="http://debian-facile.org/">debian-facile.org</text:a></text:p>
          </table:table-cell>
          <table:table-cell table:style-name="Table1.A1" office:value-type="string">
            <text:p text:style-name="P13">Site d'entraide pour les utilisateurs de Debian</text:p>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4"><text:a xlink:type="simple" xlink:href="https://bbs.archlinux.org/">bbs.archlinux.org/</text:a></text:p>
          </table:table-cell>
          <table:table-cell table:style-name="Table1.A1" office:value-type="string">
            <text:p text:style-name="P14">Site d'aide Linux</text:p>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P13"/>
          </table:table-cell>
          <table:table-cell table:style-name="Table1.A1" office:value-type="string">
            <text:p text:style-name="P13"/>
          </table:table-cell>
        </table:table-row>
        <table:table-row>
          <table:table-cell table:style-name="Table1.A1" office:value-type="string">
            <text:p text:style-name="Table_20_Contents"/>
          </table:table-cell>
          <table:table-cell table:style-name="Table1.A1" office:value-type="string">
            <text:p text:style-name="P10"/>
          </table:table-cell>
        </table:table-row>
      </table:table>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style:shadow="none" text:number-lines="false" text:line-number="0"/>
      <style:text-properties fo:font-size="16pt" style:text-underline-style="none" fo:font-weight="bold" style:font-size-asian="16pt" style:font-weight-asian="bold" style:font-size-complex="16pt"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cccccc" style:shadow="#ffcc00 0.18cm 0.18cm">
        <style:tab-stops/>
        <style:background-image/>
      </style:paragraph-properties>
      <style:text-properties fo:font-size="140%" style:text-underline-style="none"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fo:background-color="transparent" style:shadow="none">
        <style:tab-stops/>
        <style:background-image/>
      </style:paragraph-properties>
      <style:text-properties fo:font-size="115%" style:text-underline-style="solid" style:text-underline-width="auto" style:text-underline-color="font-color" fo:font-weight="bold" style:font-size-asian="115%" style:font-weight-asian="bold" style:font-size-complex="115%" style:font-weight-complex="normal" style:text-overline-style="none" style:text-overline-color="font-color"/>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meta:initial-creator>
    <meta:creation-date>2015-04-17T14:07:31.614536412</meta:creation-date>
    <dc:date>2015-05-04T14:02:20.094048397</dc:date>
    <dc:creator>Dennis </dc:creator>
    <meta:editing-duration>PT3H3M55S</meta:editing-duration>
    <meta:editing-cycles>10</meta:editing-cycles>
    <meta:generator>LibreOffice/4.2.8.2$Linux_X86_64 LibreOffice_project/420m0$Build-2</meta:generator>
    <meta:document-statistic meta:table-count="1" meta:image-count="0" meta:object-count="0" meta:page-count="2" meta:paragraph-count="42" meta:word-count="367" meta:character-count="2517" meta:non-whitespace-character-count="2184"/>
  </office:meta>
</office:document-meta>
</file>